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tor board</text:p>
          </table:table-cell>
          <table:table-cell office:value-type="string" calcext:value-type="string">
            <text:p>Motor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-2" calcext:value-type="float">
            <text:p>-2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float" office:value="-3" calcext:value-type="float">
            <text:p>-3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float" office:value="-4" calcext:value-type="float">
            <text:p>-4</text:p>
          </table:table-cell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5" office:value-type="string" calcext:value-type="string">
            <text:p>PWM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6" office:value-type="string" calcext:value-type="string">
            <text:p>DIR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7" office:value-type="string" calcext:value-type="string">
            <text:p>GND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7:48:55.910490539</meta:creation-date>
    <dc:date>2020-07-20T18:04:09.977536909</dc:date>
    <meta:editing-duration>PT5M4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